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5cm" fo:min-width="4.6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0.64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custom-shape draw:style-name="gr1" draw:text-style-name="P1" draw:layer="layout" svg:width="4.699cm" svg:height="0.635cm" svg:x="2.937cm" svg:y="1.08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101cm" svg:height="0.432cm" svg:x="3.942cm" svg:y="0.089cm">
            <draw:text-box>
              <text:p>L F<text:span text:style-name="T1">q,surf</text:span> + F<text:span text:style-name="T1">h,surf</text:span> + F<text:span text:style-name="T1">rad,surf</text:span></text:p>
            </draw:text-box>
          </draw:frame>
          <draw:line draw:style-name="gr3" draw:text-style-name="P1" draw:layer="layout" svg:x1="3.572cm" svg:y1="1.375cm" svg:x2="2.048cm" svg:y2="1.375cm">
            <text:p/>
          </draw:line>
          <draw:frame draw:style-name="gr2" draw:text-style-name="P2" draw:layer="layout" svg:width="2.293cm" svg:height="0.432cm" svg:x="0.262cm" svg:y="0.737cm">
            <draw:text-box>
              <text:p>c<text:span text:style-name="T1">nudg</text:span> k<text:span text:style-name="T1">g</text:span> (T<text:span text:style-name="T1">surf</text:span> - T<text:span text:style-name="T1">g</text:span>)</text:p>
            </draw:text-box>
          </draw:frame>
          <draw:line draw:style-name="gr4" draw:text-style-name="P1" draw:layer="layout" svg:x1="5.212cm" svg:y1="1.594cm" svg:x2="5.212cm" svg:y2="2.399cm">
            <text:p/>
          </draw:line>
          <draw:frame draw:style-name="gr5" draw:text-style-name="P2" draw:layer="layout" svg:width="0.646cm" svg:height="0.432cm" svg:x="4.944cm" svg:y="2.389cm">
            <draw:text-box>
              <text:p>F<text:span text:style-name="T1">c,surf</text:span></text:p>
            </draw:text-box>
          </draw:frame>
          <draw:line draw:style-name="gr3" draw:text-style-name="P1" draw:layer="layout" svg:x1="5.213cm" svg:y1="0.589cm" svg:x2="5.213cm" svg:y2="1.35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9:26:12.838812222</meta:creation-date>
    <meta:editing-duration>PT1H19M9S</meta:editing-duration>
    <meta:editing-cycles>6</meta:editing-cycles>
    <meta:generator>LibreOffice/6.4.6.2$Linux_X86_64 LibreOffice_project/40$Build-2</meta:generator>
    <dc:title>graphiques</dc:title>
    <dc:date>2020-11-23T20:45:24.024678064</dc:date>
    <meta:document-statistic meta:object-count="8"/>
    <meta:template xlink:type="simple" xlink:actuate="onRequest" xlink:title="graphiques" xlink:href="../../../../../../../Templates/Professionnel/graphiques.otg" meta:date="2020-11-23T19:26:11.818409148"/>
  </office:meta>
</office:document-meta>
</file>